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d02a" officeooo:paragraph-rsid="001bd02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d02a" officeooo:paragraph-rsid="001bd02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style="normal" fo:font-weight="bold" officeooo:rsid="001bd02a" officeooo:paragraph-rsid="001be128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text-properties fo:color="#000000" style:font-name="Liberation Serif" fo:font-size="16pt" fo:font-style="normal" fo:font-weight="normal" officeooo:rsid="001bd02a" officeooo:paragraph-rsid="001bd02a" style:font-name-asian="Times New Roman" style:font-size-asian="16pt" style:language-asian="ru" style:country-asian="RU" style:font-style-asian="normal" style:font-weight-asian="normal" style:font-name-complex="Times New Roman" style:font-size-complex="16pt" style:font-style-complex="normal" style:font-weight-complex="normal"/>
    </style:style>
    <style:style style:name="P5" style:family="paragraph" style:parent-style-name="Standard">
      <style:text-properties fo:color="#000000" style:font-name="Liberation Serif" fo:font-size="16pt" fo:font-style="normal" fo:font-weight="normal" officeooo:rsid="001be128" officeooo:paragraph-rsid="001bd02a" style:font-name-asian="Times New Roman" style:font-size-asian="16pt" style:language-asian="ru" style:country-asian="RU" style:font-style-asian="normal" style:font-weight-asian="normal" style:font-name-complex="Times New Roman" style:font-size-complex="16pt" style:font-style-complex="normal" style:font-weight-complex="normal"/>
    </style:style>
    <style:style style:name="P6" style:family="paragraph" style:parent-style-name="Standard">
      <style:text-properties fo:font-size="16pt" officeooo:rsid="001bd02a" officeooo:paragraph-rsid="0025389d" style:font-size-asian="16pt" style:font-size-complex="16pt"/>
    </style:style>
    <style:style style:name="P7" style:family="paragraph" style:parent-style-name="Standard">
      <style:text-properties fo:font-size="16pt" fo:font-style="normal" fo:font-weight="bold" officeooo:rsid="001bd02a" officeooo:paragraph-rsid="001bd02a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officeooo:rsid="001bd02a" officeooo:paragraph-rsid="0025389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font-size="16pt" fo:font-style="normal" fo:font-weight="bold" officeooo:rsid="0025389d" officeooo:paragraph-rsid="0025389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ize="16pt" fo:font-style="normal" fo:font-weight="bold" officeooo:rsid="001be128" officeooo:paragraph-rsid="0025389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fo:font-size="16pt" fo:font-style="normal" fo:font-weight="bold" officeooo:rsid="0027b899" officeooo:paragraph-rsid="0027b899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text-properties fo:color="#000000" style:font-name="Liberation Serif" fo:font-size="16pt" fo:font-style="normal" fo:font-weight="normal" officeooo:rsid="001be128" officeooo:paragraph-rsid="001bd02a" style:font-name-asian="Times New Roman" style:font-size-asian="16pt" style:language-asian="ru" style:country-asian="RU" style:font-style-asian="normal" style:font-weight-asian="normal" style:font-name-complex="Times New Roman" style:font-size-complex="16pt" style:font-style-complex="normal" style:font-weight-complex="normal"/>
    </style:style>
    <style:style style:name="P13" style:family="paragraph" style:parent-style-name="Standard">
      <style:text-properties fo:color="#000000" style:font-name="Liberation Serif" fo:font-size="16pt" fo:font-style="normal" fo:font-weight="normal" officeooo:rsid="0026f4df" officeooo:paragraph-rsid="0026f4df" style:font-name-asian="Times New Roman" style:font-size-asian="16pt" style:language-asian="ru" style:country-asian="RU" style:font-style-asian="normal" style:font-weight-asian="normal" style:font-name-complex="Times New Roman" style:font-size-complex="16pt" style:font-style-complex="normal" style:font-weight-complex="normal"/>
    </style:style>
    <style:style style:name="P14" style:family="paragraph" style:parent-style-name="Standard">
      <style:text-properties fo:color="#000000" style:font-name="Liberation Serif" fo:font-size="16pt" fo:font-style="normal" fo:font-weight="bold" officeooo:rsid="0026f4df" officeooo:paragraph-rsid="0026f4df" style:font-name-asian="Times New Roman" style:font-size-asian="16pt" style:language-asian="ru" style:country-asian="RU" style:font-style-asian="normal" style:font-weight-asian="bold" style:font-name-complex="Times New Roman" style:font-size-complex="16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5389d" style:font-style-asian="italic" style:font-style-complex="italic"/>
    </style:style>
    <style:style style:name="T3" style:family="text">
      <style:text-properties fo:color="#000000" style:font-name="Liberation Serif" fo:font-weight="normal" style:font-name-asian="Times New Roman" style:language-asian="ru" style:country-asian="RU" style:font-weight-asian="normal" style:font-name-complex="Times New Roman" style:font-weight-complex="normal"/>
    </style:style>
    <style:style style:name="T4" style:family="text">
      <style:text-properties fo:color="#000000" style:font-name="Liberation Serif" fo:font-weight="normal" officeooo:rsid="001be128" style:font-name-asian="Times New Roman" style:language-asian="ru" style:country-asian="RU" style:font-weight-asian="normal" style:font-name-complex="Times New Roman" style:font-weight-complex="normal"/>
    </style:style>
    <style:style style:name="T5" style:family="text">
      <style:text-properties fo:color="#000000" style:font-name="Liberation Serif" fo:font-weight="normal" officeooo:rsid="001dc41a" style:font-name-asian="Times New Roman" style:language-asian="ru" style:country-asian="RU" style:font-weight-asian="normal" style:font-name-complex="Times New Roman" style:font-weight-complex="normal"/>
    </style:style>
    <style:style style:name="T6" style:family="text">
      <style:text-properties fo:color="#000000" style:font-name="Liberation Serif" fo:font-weight="normal" officeooo:rsid="0027b899" style:font-name-asian="Times New Roman" style:language-asian="ru" style:country-asian="RU" style:font-weight-asian="normal" style:font-name-complex="Times New Roman" style:font-weight-complex="normal"/>
    </style:style>
    <style:style style:name="T7" style:family="text">
      <style:text-properties fo:color="#000000" style:font-name="Liberation Serif" fo:font-weight="normal" officeooo:rsid="00296452" style:font-name-asian="Times New Roman" style:language-asian="ru" style:country-asian="RU" style:font-weight-asian="normal" style:font-name-complex="Times New Roman" style:font-weight-complex="normal"/>
    </style:style>
    <style:style style:name="T8" style:family="text">
      <style:text-properties fo:color="#000000" style:font-name="Liberation Serif" style:font-name-asian="Times New Roman" style:language-asian="ru" style:country-asian="RU" style:font-name-complex="Times New Roman"/>
    </style:style>
    <style:style style:name="T9" style:family="text">
      <style:text-properties fo:color="#000000" style:font-name="Liberation Serif" officeooo:rsid="001be128" style:font-name-asian="Times New Roman" style:language-asian="ru" style:country-asian="RU" style:font-name-complex="Times New Roman"/>
    </style:style>
    <style:style style:name="T10" style:family="text">
      <style:text-properties fo:color="#000000" style:font-name="Liberation Serif" fo:font-style="normal" style:text-underline-style="none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style:font-name="Liberation Serif" fo:language="en" fo:country="US" fo:font-style="normal" style:text-underline-style="none" fo:font-weight="normal" style:font-name-asian="Times New Roman" style:language-asian="ru" style:country-asian="RU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12478"/>
    </style:style>
    <style:style style:name="T14" style:family="text">
      <style:text-properties officeooo:rsid="0027b8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</text:p>
      <text:p text:style-name="P1"/>
      <text:p text:style-name="P1"><text:span text:style-name="T12">Предмет</text:span> - <text:span text:style-name="T1">операционные системы </text:span></text:p>
      <text:p text:style-name="P1"><text:span text:style-name="T12">Лабораторные работа</text:span> <text:span text:style-name="T1"><text:s/></text:span><text:span text:style-name="T2">4</text:span></text:p>
      <text:p text:style-name="P1"><text:span text:style-name="T12">Выполнил </text:span>— <text:span text:style-name="T1">студент группы М80-208Б-17 Цысь Георгий </text:span></text:p>
      <text:p text:style-name="P1"/>
      <text:p text:style-name="P6"><text:span text:style-name="T12">Задание</text:span>: <text:span text:style-name="T10">Дочерний процесс при создании принимает имя файла. При работе дочерний процесс получает символы от родительского процесса и пишет их в файл. Родительский процесс создает </text:span><text:span text:style-name="T11">n</text:span><text:span text:style-name="T10"> дочерних процессов и передает им поочередно символы из входной строки.</text:span></text:p>
      <text:p text:style-name="P3"><text:span text:style-name="T8">Ход решения: </text:span><text:span text:style-name="T4">д</text:span><text:span text:style-name="T3">ля решения данной задачи нам понадобятся следующие </text:span><text:span text:style-name="T6">основные </text:span><text:span text:style-name="T3">функции:</text:span></text:p>
      <text:p text:style-name="P4"><text:tab/>1)for<text:span text:style-name="T13">k</text:span>()</text:p>
      <text:p text:style-name="P4"><text:tab/>2) <text:span text:style-name="T14">shm_open()</text:span></text:p>
      <text:p text:style-name="P4"><text:tab/>3) <text:span text:style-name="T14">ftruncate</text:span>()</text:p>
      <text:p text:style-name="P4"><text:tab/>4) <text:span text:style-name="T14">mmap</text:span>()</text:p>
      <text:p text:style-name="P4"><text:tab/>5)close() </text:p>
      <text:p text:style-name="P8"><text:span text:style-name="T3">С помощью цикла создадим нужное кол-во процессов.<text:line-break/>С помощью условных операторов отслеживаем дочерние процессы.</text:span></text:p>
      <text:p text:style-name="P11"><text:span text:style-name="T4">В </text:span><text:span text:style-name="T3">самом начале программы создаем отображаемый файл с помощью mmap. Создаем семофор, который дает или не дает разрешение для начала считывания с родительского процесса дочерним процессом. В родительском процессе считываем имя файла и записываем его в наш отображаемый файл. Далее циклически считываем символы со стандартного потока, пока не встретим символ, который прерывает считывание. Все считанные символы записываются в отображаемый файл. После окончания считывания с помощью семофора даем дочернему процессу <text:s/>доступ к отображаемому файла. В дочернем считываем имя файла и создаем файл с полученным именем, после этого считываем данные из отображаемого файла и записываем их в созданный файл. </text:span></text:p>
      <text:p text:style-name="P7"><text:span text:style-name="T4"/></text:p>
      <text:p text:style-name="P9"><text:span text:style-name="T9">Л</text:span><text:span text:style-name="T8">истинг:</text:span></text:p>
      <text:p text:style-name="P9"><text:span text:style-name="T8">#include &lt;stdio.h&gt;</text:span></text:p>
      <text:p text:style-name="P9"><text:span text:style-name="T8">#include &lt;ctype.h&gt;</text:span></text:p>
      <text:p text:style-name="P9"><text:span text:style-name="T8">#include &lt;unistd.h&gt;</text:span></text:p>
      <text:p text:style-name="P9"><text:span text:style-name="T8">#include &lt;stdlib.h&gt;</text:span></text:p>
      <text:p text:style-name="P9"><text:span text:style-name="T8">#include &lt;sys/types.h&gt;</text:span></text:p>
      <text:p text:style-name="P9"><text:soft-page-break/><text:span text:style-name="T8">#include &lt;sys/wait.h&gt;</text:span></text:p>
      <text:p text:style-name="P9"><text:span text:style-name="T8">#include &lt;string.h&gt;</text:span></text:p>
      <text:p text:style-name="P9"><text:span text:style-name="T8">#include &lt;sys/mman.h&gt;</text:span></text:p>
      <text:p text:style-name="P9"><text:span text:style-name="T8">#include &lt;semaphore.h&gt;</text:span></text:p>
      <text:p text:style-name="P9"><text:span text:style-name="T8">#include &lt;fcntl.h&gt;</text:span></text:p>
      <text:p text:style-name="P9"><text:span text:style-name="T8">#include &lt;sys/stat.h&gt;</text:span></text:p>
      <text:p text:style-name="P9"><text:span text:style-name="T8">#include &lt;signal.h&gt;</text:span></text:p>
      <text:p text:style-name="P9"><text:span text:style-name="T8"/></text:p>
      <text:p text:style-name="P9"><text:span text:style-name="T8">#define FILE_NAME <text:s/>"shared_memory"</text:span></text:p>
      <text:p text:style-name="P9"><text:span text:style-name="T8">#define MAX_EXPR_L 1000000 // max length of expression</text:span></text:p>
      <text:p text:style-name="P9"><text:span text:style-name="T8">#define SIZE MAX_EXPR_L+2*sizeof(sem_t) // extra memory for 2 semaphores</text:span></text:p>
      <text:p text:style-name="P9"><text:span text:style-name="T8"/></text:p>
      <text:p text:style-name="P9"><text:span text:style-name="T8"/></text:p>
      <text:p text:style-name="P9"><text:span text:style-name="T8">int main(){</text:span></text:p>
      <text:p text:style-name="P9"><text:span text:style-name="T8"><text:s text:c="4"/>int cheak_error;</text:span></text:p>
      <text:p text:style-name="P9"><text:span text:style-name="T8"><text:s text:c="4"/>int fd = shm_open(FILE_NAME, O_RDWR | O_CREAT | O_TRUNC, S_IRUSR | S_IWUSR); <text:s text:c="3"/>// создаем разделяемую память</text:span></text:p>
      <text:p text:style-name="P9"><text:span text:style-name="T8"><text:s text:c="4"/>if(fd == -1){</text:span></text:p>
      <text:p text:style-name="P9"><text:span text:style-name="T8"><text:s text:c="8"/>perror("shm::open_fail");</text:span></text:p>
      <text:p text:style-name="P9"><text:span text:style-name="T8"><text:s text:c="8"/>exit(-1);</text:span></text:p>
      <text:p text:style-name="P9"><text:span text:style-name="T8"><text:s text:c="4"/>}</text:span></text:p>
      <text:p text:style-name="P9"><text:span text:style-name="T8"><text:s text:c="4"/>cheak_error = ftruncate(fd,SIZE); </text:span></text:p>
      <text:p text:style-name="P9"><text:span text:style-name="T8"><text:s text:c="4"/>if(cheak_error == -1){ // задаем ей нужный размер (для разделяемой памяти так можно, для обычных файлов -- не всегда. Для низ лучше lseek, write)</text:span></text:p>
      <text:p text:style-name="P9"><text:span text:style-name="T8"><text:s text:c="8"/>perror("trucate::fail");</text:span></text:p>
      <text:p text:style-name="P9"><text:span text:style-name="T8"><text:s text:c="8"/>exit(-1);</text:span></text:p>
      <text:p text:style-name="P9"><text:span text:style-name="T8"><text:s text:c="4"/>}</text:span></text:p>
      <text:p text:style-name="P9"><text:span text:style-name="T8"><text:s text:c="4"/>char *memory = mmap(NULL, SIZE, PROT_READ | PROT_WRITE, MAP_SHARED, fd, 0); <text:s/>// отображаем на вирт. память</text:span></text:p>
      <text:p text:style-name="P9"><text:span text:style-name="T8"><text:s text:c="4"/>if(memory == MAP_FAILED){</text:span></text:p>
      <text:p text:style-name="P9"><text:span text:style-name="T8"><text:s text:c="8"/>perror("mmap::mapping_fail");</text:span></text:p>
      <text:p text:style-name="P9"><text:span text:style-name="T8"><text:s text:c="8"/>fprintf(stderr, "%p",memory);</text:span></text:p>
      <text:p text:style-name="P9"><text:span text:style-name="T8"><text:s text:c="8"/>exit(-1);</text:span></text:p>
      <text:p text:style-name="P9"><text:span text:style-name="T8"><text:s text:c="4"/>}</text:span></text:p>
      <text:p text:style-name="P9"><text:span text:style-name="T8"><text:s text:c="4"/>close(fd); <text:s/>// дескриптор больше не нужен</text:span></text:p>
      <text:p text:style-name="P9"><text:soft-page-break/><text:span text:style-name="T8"><text:s text:c="4"/></text:span></text:p>
      <text:p text:style-name="P9"><text:span text:style-name="T8"><text:s text:c="4"/>int shift = 0;</text:span></text:p>
      <text:p text:style-name="P9"><text:span text:style-name="T8"><text:s text:c="4"/></text:span></text:p>
      <text:p text:style-name="P9"><text:span text:style-name="T8"><text:s text:c="4"/>sem_t *ready_to_comp = (sem_t *)(memory + shift); <text:s/></text:span></text:p>
      <text:p text:style-name="P9"><text:span text:style-name="T8"><text:s text:c="4"/>shift += sizeof(sem_t);</text:span></text:p>
      <text:p text:style-name="P9"><text:span text:style-name="T8"><text:s text:c="4"/>sem_init(ready_to_comp, 1, 0);</text:span></text:p>
      <text:p text:style-name="P9"><text:span text:style-name="T8"/></text:p>
      <text:p text:style-name="P9"><text:span text:style-name="T8"><text:s text:c="4"/>char *buffer = (char *)(memory + shift); <text:s text:c="2"/></text:span></text:p>
      <text:p text:style-name="P9"><text:span text:style-name="T8"/></text:p>
      <text:p text:style-name="P9"><text:span text:style-name="T8"/></text:p>
      <text:p text:style-name="P9"><text:span text:style-name="T8"><text:s text:c="4"/>buffer[0] = '\0';</text:span></text:p>
      <text:p text:style-name="P9"><text:span text:style-name="T8"><text:s text:c="4"/>pid_t process;</text:span></text:p>
      <text:p text:style-name="P9"><text:span text:style-name="T8"><text:s text:c="4"/>int number_process;</text:span></text:p>
      <text:p text:style-name="P9"><text:span text:style-name="T8"><text:s text:c="4"/>printf("Введите желаемое число процессов\n");</text:span></text:p>
      <text:p text:style-name="P9"><text:span text:style-name="T8"><text:s text:c="4"/>scanf("%d",&amp;number_process);</text:span></text:p>
      <text:p text:style-name="P9"><text:span text:style-name="T8"><text:s text:c="4"/>for (int i = 0 ; i &lt; number_process; i++){</text:span></text:p>
      <text:p text:style-name="P9"><text:span text:style-name="T8"><text:s text:c="8"/>process = fork();</text:span></text:p>
      <text:p text:style-name="P9"><text:span text:style-name="T8"><text:s text:c="8"/>if (process == -1){</text:span></text:p>
      <text:p text:style-name="P9"><text:span text:style-name="T8"><text:s text:c="12"/>perror("fork");</text:span></text:p>
      <text:p text:style-name="P9"><text:span text:style-name="T8"><text:s text:c="12"/>exit(1);</text:span></text:p>
      <text:p text:style-name="P9"><text:span text:style-name="T8"><text:s text:c="8"/>}</text:span></text:p>
      <text:p text:style-name="P9"><text:span text:style-name="T8"><text:s text:c="8"/>else if (process == 0){</text:span></text:p>
      <text:p text:style-name="P9"><text:span text:style-name="T8"><text:s text:c="12"/>sem_wait(ready_to_comp);</text:span></text:p>
      <text:p text:style-name="P9"><text:span text:style-name="T8"><text:s text:c="12"/>char *file_name_out = (char*)malloc(sizeof(char)*50);</text:span></text:p>
      <text:p text:style-name="P9"><text:span text:style-name="T8"><text:s text:c="12"/>sscanf(buffer, "%s", file_name_out);</text:span></text:p>
      <text:p text:style-name="P9"><text:span text:style-name="T8"><text:s text:c="12"/>FILE * out_file;</text:span></text:p>
      <text:p text:style-name="P9"><text:span text:style-name="T8"><text:s text:c="12"/>out_file = fopen(file_name_out,"a");</text:span></text:p>
      <text:p text:style-name="P9"><text:span text:style-name="T8"><text:s text:c="12"/>if(out_file){</text:span></text:p>
      <text:p text:style-name="P9"><text:span text:style-name="T8"><text:s text:c="16"/>char sing = ' ';</text:span></text:p>
      <text:p text:style-name="P9"><text:span text:style-name="T8"><text:s text:c="16"/>int shift1 = 0;</text:span></text:p>
      <text:p text:style-name="P9"><text:span text:style-name="T8"><text:s text:c="16"/>while(1){</text:span></text:p>
      <text:p text:style-name="P9"><text:span text:style-name="T8"><text:s text:c="20"/>sscanf(buffer + strlen(file_name_out)+ shift1, "%c", &amp;sing);</text:span></text:p>
      <text:p text:style-name="P9"><text:span text:style-name="T8"><text:s text:c="20"/>if (sing == '0'){</text:span></text:p>
      <text:p text:style-name="P9"><text:span text:style-name="T8"><text:s text:c="24"/>exit(0);</text:span></text:p>
      <text:p text:style-name="P9"><text:span text:style-name="T8"><text:s text:c="20"/>}</text:span></text:p>
      <text:p text:style-name="P9"><text:span text:style-name="T8"><text:s text:c="20"/>fprintf(out_file, "%c", sing);</text:span></text:p>
      <text:p text:style-name="P9"><text:span text:style-name="T8"><text:s text:c="20"/>shift1++;</text:span></text:p>
      <text:p text:style-name="P9"><text:span text:style-name="T8"><text:s text:c="16"/>}</text:span></text:p>
      <text:p text:style-name="P9"><text:soft-page-break/><text:span text:style-name="T8"><text:s text:c="12"/>}</text:span></text:p>
      <text:p text:style-name="P9"><text:span text:style-name="T8"><text:s text:c="12"/>fclose(out_file);</text:span></text:p>
      <text:p text:style-name="P9"><text:span text:style-name="T8"><text:s text:c="12"/>return 0;</text:span></text:p>
      <text:p text:style-name="P9"><text:span text:style-name="T8"><text:s text:c="8"/>}</text:span></text:p>
      <text:p text:style-name="P9"><text:span text:style-name="T8"/></text:p>
      <text:p text:style-name="P9"><text:span text:style-name="T8"><text:s text:c="8"/>else {</text:span></text:p>
      <text:p text:style-name="P9"><text:span text:style-name="T8"/></text:p>
      <text:p text:style-name="P9"><text:span text:style-name="T8"><text:s text:c="12"/>printf("Введите желаемое имя файла\n");</text:span></text:p>
      <text:p text:style-name="P9"><text:span text:style-name="T8"><text:s text:c="12"/>char * file_name = (char*)malloc(sizeof(char)*50);</text:span></text:p>
      <text:p text:style-name="P9"><text:span text:style-name="T8"><text:s text:c="12"/>scanf("%s", file_name);</text:span></text:p>
      <text:p text:style-name="P9"><text:span text:style-name="T8"><text:s text:c="12"/>sprintf(buffer,"%s",file_name);</text:span></text:p>
      <text:p text:style-name="P9"><text:span text:style-name="T8"><text:s text:c="12"/>char sing_input = ' ';</text:span></text:p>
      <text:p text:style-name="P9"><text:span text:style-name="T8"><text:s text:c="12"/>int j = 0;</text:span></text:p>
      <text:p text:style-name="P9"><text:span text:style-name="T8"><text:s text:c="12"/>while(1){</text:span></text:p>
      <text:p text:style-name="P9"><text:span text:style-name="T8"><text:s text:c="16"/>scanf("%c",&amp;sing_input);</text:span></text:p>
      <text:p text:style-name="P9"><text:span text:style-name="T8"><text:s text:c="16"/>sprintf(buffer+strlen(file_name) + j,"%c", sing_input);</text:span></text:p>
      <text:p text:style-name="P9"><text:span text:style-name="T8"><text:s text:c="16"/>if (sing_input == '0'){</text:span></text:p>
      <text:p text:style-name="P9"><text:span text:style-name="T8"><text:s text:c="20"/>break;</text:span></text:p>
      <text:p text:style-name="P9"><text:span text:style-name="T8"><text:s text:c="16"/>}</text:span></text:p>
      <text:p text:style-name="P9"><text:span text:style-name="T8"><text:s text:c="16"/>j++;</text:span></text:p>
      <text:p text:style-name="P9"><text:span text:style-name="T8"><text:s text:c="12"/>}</text:span></text:p>
      <text:p text:style-name="P9"><text:span text:style-name="T8"><text:s text:c="12"/>sem_post(ready_to_comp);</text:span></text:p>
      <text:p text:style-name="P9"><text:span text:style-name="T8"><text:s text:c="8"/>}</text:span></text:p>
      <text:p text:style-name="P9"><text:span text:style-name="T8"><text:s text:c="4"/>if(munmap(memory, SIZE)){</text:span></text:p>
      <text:p text:style-name="P9"><text:span text:style-name="T8"><text:s text:c="8"/>perror("mmap");</text:span></text:p>
      <text:p text:style-name="P9"><text:span text:style-name="T8"><text:s text:c="4"/>exit(-1);</text:span></text:p>
      <text:p text:style-name="P9"><text:span text:style-name="T8"><text:s text:c="4"/>}</text:span></text:p>
      <text:p text:style-name="P9"><text:span text:style-name="T8"><text:s text:c="4"/>sem_destroy(ready_to_comp);</text:span></text:p>
      <text:p text:style-name="P9"><text:span text:style-name="T8"><text:s text:c="4"/>return 0;</text:span></text:p>
      <text:p text:style-name="P9"><text:span text:style-name="T8">}</text:span></text:p>
      <text:p text:style-name="P14">Пример работы: </text:p>
      <text:p text:style-name="P14">egor@egor-K501UQ:~/Рабочий стол/OC/lab4$ gcc -o main main.c -pthread -lrt</text:p>
      <text:p text:style-name="P14">egor@egor-K501UQ:~/Рабочий стол/OC/lab4$ ./main</text:p>
      <text:p text:style-name="P14">Введите желаемое число процессов</text:p>
      <text:p text:style-name="P14">2 <text:s text:c="3"/></text:p>
      <text:p text:style-name="P14">Введите желаемое имя файла</text:p>
      <text:p text:style-name="P14">file1 </text:p>
      <text:p text:style-name="P14">q w e 0 </text:p>
      <text:p text:style-name="P14"><text:soft-page-break/>Введите желаемое имя файла</text:p>
      <text:p text:style-name="P14">file2 <text:s/></text:p>
      <text:p text:style-name="P14">q w e r 0 </text:p>
      <text:p text:style-name="P13"/>
      <text:p text:style-name="P5"/>
      <text:p text:style-name="P5"/>
      <text:p text:style-name="P10"><text:span text:style-name="T8">Вывод:</text:span><text:span text:style-name="T3"> </text:span></text:p>
      <text:p text:style-name="P10"><text:span text:style-name="T7">Выполняя данную лабораторную работу я познакомился с еще одном способом передачи данных между процессами. Как по мне этот способ не такой наглядный как, например, pipe c явной запись и чтением. Но в этом способе есть и свои плюс, один из них это не использования большого количества файловых дискрипторов, которое к сожалению в системе могут кончиться. <text:s/></text:span><text:span text:style-name="T3"><text:line-break/>Данная лабораторная работа послужит хорошим фундаментом для дальнейшего изучения курса. </text:span><text:span text:style-name="T5">Надеюсь, что мое мнение не поменяется <text:s/>в процессе дальнейшего выполнения лабораторных работ по данному предмету.</text:span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3:01:00.226758679</meta:creation-date>
    <dc:date>2018-11-22T21:10:33.898235276</dc:date>
    <meta:editing-duration>PT35M41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5" meta:paragraph-count="124" meta:word-count="585" meta:character-count="5128" meta:non-whitespace-character-count="3863"/>
  </office:meta>
</office:document-meta>
</file>